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Heading_20_1" style:list-style-name="WWNum1">
      <style:paragraph-properties fo:break-before="auto" fo:break-after="auto"/>
    </style:style>
    <style:style style:name="P21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3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aczyuw2yex2w"/><text:span text:style-name="T1">Introducción a Docker</text:span><text:span text:style-name="T2"><text:line-break/></text:span><text:span text:style-name="T3">UD 06. Caso práctico 06 - Despliegue de Stable Diffusion</text:span></text:p>
      <text:p text:style-name="P1"><draw:frame draw:style-name="fr1" draw:name="image1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9"><text:s/>📖 </text:span><text:span text:style-name="T10">Importante</text:span></text:p>
      <text:p text:style-name="P9"/>
      <text:p text:style-name="P8"><text:span text:style-name="T11"><text:s/>❕</text:span><text:span text:style-name="T12"> </text:span><text:span text:style-name="T10">Atención</text:span></text:p>
      <text:p text:style-name="P9"/>
      <text:p text:style-name="P8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dbh0n1vac4c8" text:style-name="Index_20_Link" text:visited-style-name="Index_20_Link"><text:span text:style-name="T13">1. Introducción<text:tab/>3</text:span></text:a></text:p>
          <text:p text:style-name="P10"><text:a xlink:type="simple" xlink:href="#_vyhbfp4t666x" text:style-name="Index_20_Link" text:visited-style-name="Index_20_Link"><text:span text:style-name="T13">2. Pasos a seguir para ponerlo en marcha<text:tab/>3</text:span></text:a></text:p>
          <text:p text:style-name="P10"><text:a xlink:type="simple" xlink:href="#_72yv1gty1dke" text:style-name="Index_20_Link" text:visited-style-name="Index_20_Link"><text:span text:style-name="T13">3. Bibliografía<text:tab/>3</text:span></text:a></text:p>
        </text:index-body>
      </text:table-of-content>
      <text:p text:style-name="Standard"/>
      <text:p text:style-name="P12"/>
      <text:p text:style-name="P13"><text:span text:style-name="T15">UD06. Caso práctico 06</text:span></text:p>
      <text:list xml:id="list1206692257" text:style-name="WWNum1">
        <text:list-item>
          <text:p text:style-name="P20"><text:bookmark text:name="_dbh0n1vac4c8"/>Introducción</text:p>
        </text:list-item>
      </text:list>
      <text:p text:style-name="P18"><text:span text:style-name="T11"><text:s/>❕</text:span><text:span text:style-name="T12"> </text:span><text:span text:style-name="T10">Atención: </text:span>para este caso práctico necesitarás una buena CPU, una buena GPU, al menos 16 GB de RAM y 30 GB de espacio disponible. <text:span text:style-name="T18">Si no es así, no intentes realizar el caso práctico.</text:span></text:p>
      <text:p text:style-name="P9">Stable Diffusion es un motor de inteligencia artificial que permite crear imágenes a partir de texto. Este motor y sus modelos están liberados y pueden ser instalados con relativa facilidad siguiendo los pasos de su propia documentación <text:a xlink:type="simple" xlink:href="https://stable-diffusion-ui.github.io/docs/installation/" text:style-name="ListLabel_20_1" text:visited-style-name="ListLabel_20_1"><text:span text:style-name="T19">https://stable-diffusion-ui.github.io/docs/installation/</text:span></text:a></text:p>
      <text:p text:style-name="P9">En este caso práctico vamos a intentar lanzar Stable Diffusion completamente desde un fichero “docker-compose.yml” propuesta en: <text:a xlink:type="simple" xlink:href="https://github.com/AbdBarho/stable-diffusion-webui-docker" text:style-name="ListLabel_20_1" text:visited-style-name="ListLabel_20_1"><text:span text:style-name="T19">https://github.com/AbdBarho/stable-diffusion-webui-docker</text:span></text:a></text:p>
      <text:list xml:id="list190961234473524" text:continue-numbering="true" text:style-name="WWNum1">
        <text:list-item>
          <text:p text:style-name="P21"><text:bookmark text:name="_vyhbfp4t666x"/>Pasos a seguir para ponerlo en marcha</text:p>
        </text:list-item>
      </text:list>
      <text:p text:style-name="Standard">Para la puesta en marcha seguiremos los pasos propuestos en <text:a xlink:type="simple" xlink:href="https://github.com/AbdBarho/stable-diffusion-webui-docker/wiki/Setup" text:style-name="ListLabel_20_1" text:visited-style-name="ListLabel_20_1"><text:span text:style-name="T19">https://github.com/AbdBarho/stable-diffusion-webui-docker/wiki/Setup</text:span></text:a></text:p>
      <text:p text:style-name="Standard">En primer lugar, clonamos el repositorio (en el curso proporcionamos un zip)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0">git </text:span><text:span text:style-name="T22">clone</text:span><text:span text:style-name="T20"> https://github.com/AbdBarho/stable-diffusion-webui-docker.git</text:span></text:p>
          </table:table-cell>
        </table:table-row>
      </table:table>
      <text:p text:style-name="Standard">Tras ello realizaremos dos operaciones.</text:p>
      <text:p text:style-name="Standard">En la primera descargaremos lo necesario para poner en marcha el sistema. La ejecutaremos de la siguiente form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21">docker compose --profile download up --build</text:span></text:p>
          </table:table-cell>
        </table:table-row>
      </table:table>
      <text:p text:style-name="Standard">Tras ello, habrá que realizar el siguiente comando, cambiando [UI] por el tipo de interfaz que queramos configurar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1">docker compose --profile [ui] up --build</text:span></text:p>
          </table:table-cell>
        </table:table-row>
      </table:table>
      <text:p text:style-name="Standard">Por ejemplo, si queremos configurar la interfaz auto-cpu (sin apoyo GPU) harem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span text:style-name="T21">docker compose --profile auto-cpu up --build</text:span></text:p>
          </table:table-cell>
        </table:table-row>
      </table:table>
      <text:p text:style-name="Standard"/>
      <text:p text:style-name="Standard">Finalizado este proceso, tendremos disponible Stable Diffusion en <text:a xlink:type="simple" xlink:href="http://localhost:7860/" text:style-name="ListLabel_20_1" text:visited-style-name="ListLabel_20_1"><text:span text:style-name="T19">http://localhost:7860/</text:span></text:a></text:p>
      <text:list xml:id="list190959667189219" text:continue-numbering="true" text:style-name="WWNum1">
        <text:list-item>
          <text:p text:style-name="P21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9">https://docs.docker.com/</text:span></text:a></text:p>
      <text:p text:style-name="P7">[2] Docker Compose Docs <text:a xlink:type="simple" xlink:href="https://docs.docker.com/compose/" text:style-name="ListLabel_20_1" text:visited-style-name="ListLabel_20_1"><text:span text:style-name="T19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6</text:span></text:p>
      </style:header>
      <style:footer>
        <text:p text:style-name="MP4"><text:span text:style-name="MT1">Curso Introducción a Docker<text:tab/><text:tab/>UD06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3" meta:object-count="0" meta:page-count="1" meta:paragraph-count="36" meta:word-count="347" meta:character-count="2423" meta:non-whitespace-character-count="2112"/>
    <meta:generator>LibreOfficeDev/6.0.5.2$Linux_X86_64 LibreOffice_project/</meta:generator>
  </office:meta>
</office:document-meta>
</file>